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89FF4EBD40D0EE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982cm, 5.811cm, 23.69cm, 6.60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042cm" svg:height="20.3cm" svg:x="0.607cm" svg:y="0.491cm">
          <draw:image xlink:href="Pictures/10000000000005E8000007E0489FF4EBD40D0EE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1T07:52:05.611075579</dc:date>
    <meta:editing-duration>PT3M56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